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4.891cm" svg:height="8.391cm" svg:x="0.109cm" svg:y="1.0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30T17:20:51.424854730</dc:date>
    <meta:editing-duration>PT2M54S</meta:editing-duration>
    <meta:editing-cycles>22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92cm" svg:height="8.392cm" xlink:href="." xlink:type="simple" chart:class="chart:scatter" chart:style-name="ch1">
        <chart:plot-area chart:style-name="ch2" chart:data-source-has-labels="both" svg:x="0.297cm" svg:y="0.167cm" svg:width="14.298cm" svg:height="8.058cm">
          <chartooo:coordinate-region svg:x="0.839cm" svg:y="0.366cm" svg:width="13.662cm" svg:height="7.66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8704694055762">
                <text:p>1.8704694055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667562801868943">
                <text:p>-0.6675628018689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70290660370726">
                <text:p>-2.702906603707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.70290660370726">
                <text:p>-2.70290660370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667562801868944">
                <text:p>-0.6675628018689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8704694055762">
                <text:p>1.8704694055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8704694055762">
                <text:p>1.87046940557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667562801868942">
                <text:p>-0.6675628018689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